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ize="20pt" style:font-size-asian="20pt" style:font-size-complex="20pt" fo:language="nl" fo:country="NL"/>
    </style:style>
    <style:style style:name="P2" style:parent-style-name="Normal" style:family="paragraph">
      <style:text-properties fo:font-weight="bold" style:font-weight-asian="bold" fo:language="nl" fo:country="NL"/>
    </style:style>
    <style:style style:name="P3" style:parent-style-name="Normal" style:family="paragraph">
      <style:text-properties fo:language="nl" fo:country="NL"/>
    </style:style>
    <style:style style:name="T4" style:parent-style-name="DefaultParagraphFont" style:family="text">
      <style:text-properties fo:font-weight="bold" style:font-weight-asian="bold" fo:language="nl" fo:country="NL"/>
    </style:style>
    <style:style style:name="T5" style:parent-style-name="DefaultParagraphFont" style:family="text">
      <style:text-properties fo:font-weight="bold" style:font-weight-asian="bold" fo:language="nl" fo:country="NL"/>
    </style:style>
    <style:style style:name="T6" style:parent-style-name="DefaultParagraphFont" style:family="text">
      <style:text-properties fo:language="nl" fo:country="NL"/>
    </style:style>
    <style:style style:name="P7" style:parent-style-name="Normal" style:family="paragraph">
      <style:text-properties fo:language="nl" fo:country="NL"/>
    </style:style>
    <style:style style:name="T8" style:parent-style-name="DefaultParagraphFont" style:family="text">
      <style:text-properties fo:language="nl" fo:country="NL"/>
    </style:style>
    <style:style style:name="T9" style:parent-style-name="DefaultParagraphFont" style:family="text">
      <style:text-properties fo:font-weight="bold" style:font-weight-asian="bold" fo:language="nl" fo:country="NL"/>
    </style:style>
    <style:style style:name="T10" style:parent-style-name="DefaultParagraphFont" style:family="text">
      <style:text-properties fo:font-weight="bold" style:font-weight-asian="bold" fo:language="nl" fo:country="NL"/>
    </style:style>
    <style:style style:name="T11" style:parent-style-name="DefaultParagraphFont" style:family="text">
      <style:text-properties fo:font-weight="bold" style:font-weight-asian="bold" fo:language="nl" fo:country="NL"/>
    </style:style>
    <style:style style:name="T12" style:parent-style-name="DefaultParagraphFont" style:family="text">
      <style:text-properties fo:language="nl" fo:country="NL"/>
    </style:style>
    <style:style style:name="P13" style:parent-style-name="Normal" style:family="paragraph">
      <style:text-properties fo:font-weight="bold" style:font-weight-asian="bold" fo:language="nl" fo:country="NL"/>
    </style:style>
    <style:style style:name="T14" style:parent-style-name="DefaultParagraphFont" style:family="text">
      <style:text-properties fo:language="nl" fo:country="NL"/>
    </style:style>
  </office:automatic-styles>
  <office:body>
    <office:text text:use-soft-page-breaks="true">
      <text:p text:style-name="P1">Procesverslag Asher Klijnsma:</text:p>
      <text:p text:style-name="P2">Wat heb ik gedaan?</text:p>
      <text:p text:style-name="P3">Een werkende flipperkast in unity gemaakt in een persoonlijke stijl.</text:p>
      <text:p text:style-name="Normal"><text:span text:style-name="T4">Hoe heb ik dit gedaan?</text:span><text:span text:style-name="T5"><text:line-break/></text:span><text:span text:style-name="T6">Eerst het concept uitgedacht en welke sfeer ik eraan wou hangen.</text:span></text:p>
      <text:p text:style-name="P7">Toen de kast in unity gemaakt , toen alles wat er in moest om te functioneren in 3ds max gemaakt.</text:p>
      <text:p text:style-name="Normal"><text:span text:style-name="T8">Uiteindelijk alle onderdelen die interactief moesten zijn werkend gekregen doormiddel van code.</text:span><text:span text:style-name="T9"><text:line-break/></text:span><text:span text:style-name="T10"><text:line-break/>Waarom heb ik het zo gedaan?</text:span><text:span text:style-name="T11"><text:line-break/><text:s/></text:span><text:span text:style-name="T12">Het was de meest practische manier.</text:span></text:p>
      <text:p text:style-name="P13">Wat kan ik anders doen?</text:p>
      <text:p text:style-name="Normal"><text:span text:style-name="T14">Beter inschatten met welke onderdelen ik het meeste moeite zal hebbe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sher Klijnsma</meta:initial-creator>
    <dc:creator>Asher Klijnsma</dc:creator>
    <meta:creation-date>2016-12-12T08:35:00Z</meta:creation-date>
    <dc:date>2016-12-12T08:55:00Z</dc:date>
    <meta:template xlink:href="Normal" xlink:type="simple"/>
    <meta:editing-cycles>1</meta:editing-cycles>
    <meta:editing-duration>PT1200S</meta:editing-duration>
    <meta:document-statistic meta:page-count="1" meta:paragraph-count="1" meta:word-count="83" meta:character-count="561" meta:row-count="3" meta:non-whitespace-character-count="479"/>
  </office:meta>
</office:document-meta>
</file>